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42pt" style:font-size-asian="22pt" style:font-size-complex="22pt"/>
    </style:style>
    <style:style style:name="T2" style:family="text">
      <style:text-properties fo:font-size="21pt" style:font-size-asian="18pt" style:font-size-complex="18pt"/>
    </style:style>
    <style:style style:name="T3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nálise e Desenvolvimento de Sistema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trodução à qualidade d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este d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Teste de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ste de software: Definição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 maneira geral o teste de software é uma forma objetiva de medir e, com base nessas medições, comparar e melhorar um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ste de software: Tipos</text:span>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Teste unitário: teste de funções e/ou classes isoladamente</text:p>
                <text:list>
                  <text:list-item>
                    <text:p>Exemplo de ferramentas: Junit, PHPUnit</text:p>
                  </text:list-item>
                </text:list>
              </text:list-item>
              <text:list-item>
                <text:p>Teste de integração: testa se as partes do código se comunicam apropriadamente; se os parâmetros são passados apropriadamente</text:p>
                <text:list>
                  <text:list-item>
                    <text:p>Ex.: Postman</text:p>
                  </text:list-item>
                </text:list>
              </text:list-item>
              <text:list-item>
                <text:p>Teste funcional: testa uma funcionalidade completa, tal como realizar login, adicionar um produto</text:p>
                <text:list>
                  <text:list-item>
                    <text:p text:style-name="P4">Ex.: Selenium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ste de software: Tipos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odemos dividir os testes também em duas grandes categorias</text:p>
                <text:list>
                  <text:list-item>
                    <text:p>Teste caixa-preta: Não leva em consideração como o software é feito</text:p>
                  </text:list-item>
                  <text:list-item>
                    <text:p>Teste caixa-branca: Leva em consideração o código e sua implementação, tais como variáveis, ramos de seleção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ste de software: Tipos (2)</text:span>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Teste de acessibilidade</text:p>
                <text:list>
                  <text:list-item>
                    <text:p>Ex.: e-MAG; https://www.accessibilitychecker.org</text:p>
                  </text:list-item>
                </text:list>
              </text:list-item>
              <text:list-item>
                <text:p>Teste de performance: tempo de carregamento, velocidade de tarefas diversas</text:p>
                <text:list>
                  <text:list-item>
                    <text:p>Ex.: Google PageSpeed https://developers.google.com/speed/pagespeed/insights/</text:p>
                  </text:list-item>
                </text:list>
              </text:list-item>
              <text:list-item>
                <text:p>Teste de padrões diversos </text:p>
                <text:list>
                  <text:list-item>
                    <text:p>Ex.: W3C Validator https://validator.w3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rabalh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r o software desenvolvido pelos colegas sendo que devem ser utilizados pelo menos três tipos de testes dentre os seis apresentados em aula.</text:p>
              </text:list-item>
              <text:list-item>
                <text:p>Critérios de avaliação:</text:p>
                <text:list>
                  <text:list-item>
                    <text:p><text:span text:style-name="T2">1 ponto por tipo de aspecto testado (total 3)</text:span></text:p>
                  </text:list-item>
                  <text:list-item>
                    <text:p><text:span text:style-name="T2">1 ponto pela clareza e organização do relatório gerado</text:span></text:p>
                  </text:list-item>
                  <text:list-item>
                    <text:p><text:span text:style-name="T2">1 ponto por presença e participação nas aulas dos dias 29/01 e 05/02</text:span></text:p>
                  </text:list-item>
                </text:list>
              </text:list-item>
              <text:list-item>
                <text:p><text:span text:style-name="T2">Data de entrega:</text:span></text:p>
                <text:list>
                  <text:list-item>
                    <text:p><text:span text:style-name="T2">16/02, por e-mai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o testar velocidade de site <text:span text:style-name="T3">https://www.hostinger.com.br/tutoriais/teste-velocidade-site</text:span></text:p>
              </text:list-item>
              <text:list-item>
                <text:p>Web Accessibility Evaluation Tools List <text:span text:style-name="T3">https://www.w3.org/WAI/test-evaluate/tools/list/</text:span></text:p>
              </text:list-item>
              <text:list-item>
                <text:p>Test Driven Development tutorial for beginners</text:p>
                <text:p><text:span text:style-name="T3">https://www.youtube.com/watch?v=yfP_v6qCdcs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6H11M33S</meta:editing-duration>
    <meta:editing-cycles>193</meta:editing-cycles>
    <meta:generator>LibreOffice/7.3.7.2$Linux_X86_64 LibreOffice_project/30$Build-2</meta:generator>
    <dc:title>Impress</dc:title>
    <dc:date>2025-01-29T15:34:47.620063065</dc:date>
    <dc:creator>Vinícius Alves Hax</dc:creator>
    <meta:document-statistic meta:object-count="74"/>
  </office:meta>
</office:document-meta>
</file>